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8800000A06000002955A38EABDB190E1AB.wmf" manifest:media-type="image/x-wmf"/>
  <manifest:file-entry manifest:full-path="Pictures/10000312000002E50000027B50A829AA25BF1EA1.wmf" manifest:media-type="image/x-wmf"/>
  <manifest:file-entry manifest:full-path="Pictures/1000020100000091000000252C2A43B2609C57EF.png" manifest:media-type="image/png"/>
  <manifest:file-entry manifest:full-path="Pictures/100003A6000002E50000027B347F4C64E88E6C9F.wmf" manifest:media-type="image/x-wmf"/>
  <manifest:file-entry manifest:full-path="Pictures/100002010000002A000000241BCD5BD3D927BF7D.png" manifest:media-type="image/png"/>
  <manifest:file-entry manifest:full-path="Pictures/100002010000002A00000024AD8CD1CF5B1647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3875in" style:rel-width="70%" fo:margin-top="0in" fo:margin-bottom="0in" table:align="center" fo:background-color="#ffffff" style:writing-mode="lr-tb">
        <style:background-image/>
      </style:table-properties>
    </style:style>
    <style:style style:name="Table1.A" style:family="table-column">
      <style:table-column-properties style:column-width="1.6153in" style:rel-column-width="24129*"/>
    </style:style>
    <style:style style:name="Table1.B" style:family="table-column">
      <style:table-column-properties style:column-width="2.7722in" style:rel-column-width="414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74in" fo:padding-right="0.0521in" fo:padding-top="0.0521in" fo:padding-bottom="0.0521in" fo:border="2.25pt outset #00000a">
        <style:background-image/>
      </style:table-cell-properties>
    </style:style>
    <style:style style:name="Table2" style:family="table">
      <style:table-properties style:width="5.3278in" style:rel-width="85%" fo:margin-top="0in" fo:margin-bottom="0in" table:align="center" fo:background-color="#ffffff" style:writing-mode="lr-tb">
        <style:background-image/>
      </style:table-properties>
    </style:style>
    <style:style style:name="Table2.A" style:family="table-column">
      <style:table-column-properties style:column-width="1.45in" style:rel-column-width="17838*"/>
    </style:style>
    <style:style style:name="Table2.B" style:family="table-column">
      <style:table-column-properties style:column-width="1.9681in" style:rel-column-width="24209*"/>
    </style:style>
    <style:style style:name="Table2.C" style:family="table-column">
      <style:table-column-properties style:column-width="1.9097in" style:rel-column-width="234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74in" fo:padding-right="0.0521in" fo:padding-top="0.0521in" fo:padding-bottom="0.0521in" fo:border="2.25pt outset #00000a">
        <style:background-image/>
      </style:table-cell-properties>
    </style:style>
    <style:style style:name="Table3" style:family="table">
      <style:table-properties style:width="4.1153in" fo:margin-left="0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8451in"/>
    </style:style>
    <style:style style:name="Table3.B" style:family="table-column">
      <style:table-column-properties style:column-width="2.2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="0.2083in" fo:border="none">
        <style:background-image/>
      </style:table-cell-properties>
    </style:style>
    <style:style style:name="Table4" style:family="table">
      <style:table-properties style:width="4.3875in" style:rel-width="70%" fo:margin-top="0in" fo:margin-bottom="0in" table:align="center" fo:background-color="#ffffff" style:writing-mode="lr-tb">
        <style:background-image/>
      </style:table-properties>
    </style:style>
    <style:style style:name="Table4.A" style:family="table-column">
      <style:table-column-properties style:column-width="1.4757in" style:rel-column-width="22039*"/>
    </style:style>
    <style:style style:name="Table4.B" style:family="table-column">
      <style:table-column-properties style:column-width="2.9118in" style:rel-column-width="4349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674in" fo:padding-right="0.0521in" fo:padding-top="0.0521in" fo:padding-bottom="0.0521in" fo:border="2.25pt outset #00000a">
        <style:background-image/>
      </style:table-cell-properties>
    </style:style>
    <style:style style:name="Table4.A3" style:family="table-cell">
      <style:table-cell-properties style:vertical-align="middle" fo:background-color="#ffffff" fo:padding-left="0.0674in" fo:padding-right="0.0521in" fo:padding-top="0.0521in" fo:padding-bottom="0.0521in" fo:border="2.25pt outset #00000a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2" style:family="paragraph" style:parent-style-name="Standard">
      <style:paragraph-properties fo:margin-top="0.1945in" fo:margin-bottom="0.1945in" loext:contextual-spacing="false" fo:line-height="100%"/>
    </style:style>
    <style:style style:name="P3" style:family="paragraph" style:parent-style-name="Standard">
      <style:paragraph-properties fo:margin-top="0.1945in" fo:margin-bottom="0.1945in" loext:contextual-spacing="false" style:line-height-at-least="0.1874in" fo:text-align="center" style:justify-single-word="false"/>
    </style:style>
    <style:style style:name="P4" style:family="paragraph" style:parent-style-name="Standard">
      <style:paragraph-properties fo:margin-top="0.1945in" fo:margin-bottom="0.1945in" loext:contextual-spacing="false" style:line-height-at-least="0.1874in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fo:color="#000000" style:font-name="Verdana" fo:font-size="11.5pt" fo:font-weight="bold" style:font-size-asian="11.5pt" style:font-weight-asian="bold" style:font-size-complex="11.5pt" style:font-weight-complex="bold"/>
    </style:style>
    <style:style style:name="P6" style:family="paragraph" style:parent-style-name="Standard" style:master-page-name="Standard">
      <loext:graphic-properties draw:fill="solid" draw:fill-color="#ffffff"/>
      <style:paragraph-properties fo:margin-top="0.1945in" fo:margin-bottom="0.1945in" loext:contextual-spacing="false" fo:line-height="100%" style:page-number="auto" fo:background-color="#ffffff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WWNum3">
      <style:paragraph-properties fo:margin-top="0in" fo:margin-bottom="0in" loext:contextual-spacing="false" fo:line-height="100%"/>
    </style:style>
    <style:style style:name="P9" style:family="paragraph" style:parent-style-name="Standard" style:list-style-name="WWNum4">
      <style:paragraph-properties fo:margin-top="0in" fo:margin-bottom="0in" loext:contextual-spacing="false" fo:line-height="100%"/>
    </style:style>
    <style:style style:name="P10" style:family="paragraph" style:parent-style-name="Standard" style:list-style-name="WWNum5">
      <style:paragraph-properties fo:margin-top="0in" fo:margin-bottom="0in" loext:contextual-spacing="false" fo:line-height="100%"/>
    </style:style>
    <style:style style:name="P11" style:family="paragraph" style:parent-style-name="Standard" style:list-style-name="WWNum6">
      <style:paragraph-properties fo:margin-top="0in" fo:margin-bottom="0in" loext:contextual-spacing="false" fo:line-height="100%"/>
    </style:style>
    <style:style style:name="P12" style:family="paragraph" style:parent-style-name="Standard" style:list-style-name="WWNum7">
      <style:paragraph-properties fo:margin-top="0in" fo:margin-bottom="0in" loext:contextual-spacing="false" fo:line-height="100%"/>
    </style:style>
    <style:style style:name="P13" style:family="paragraph" style:parent-style-name="Standard" style:list-style-name="WWNum1">
      <style:paragraph-properties fo:margin-top="0in" fo:margin-bottom="0in" loext:contextual-spacing="false" fo:line-height="100%"/>
    </style:style>
    <style:style style:name="P14" style:family="paragraph" style:parent-style-name="Standard" style:list-style-name="WWNum2">
      <style:paragraph-properties fo:margin-top="0in" fo:margin-bottom="0in" loext:contextual-spacing="false" fo:line-height="100%"/>
    </style:style>
    <style:style style:name="P15" style:family="paragraph" style:parent-style-name="Standard" style:list-style-name="WWNum8">
      <style:paragraph-properties fo:margin-top="0in" fo:margin-bottom="0in" loext:contextual-spacing="false" fo:line-height="100%"/>
    </style:style>
    <style:style style:name="P16" style:family="paragraph" style:parent-style-name="Standard" style:list-style-name="WWNum9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.1665in" loext:contextual-spacing="false" fo:line-height="100%"/>
      <style:text-properties fo:color="#000000" style:font-name="Verdana" fo:font-size="11.5pt" style:font-size-asian="11.5pt" style:font-size-complex="11.5pt"/>
    </style:style>
    <style:style style:name="P18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19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20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21" style:family="paragraph" style:parent-style-name="Standard" style:list-style-name="WWNum6">
      <style:paragraph-properties fo:margin-top="0.1945in" fo:margin-bottom="0in" loext:contextual-spacing="false" fo:line-height="100%"/>
    </style:style>
    <style:style style:name="P22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23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24" style:family="paragraph" style:parent-style-name="Standard" style:list-style-name="WWNum2">
      <style:paragraph-properties fo:margin-top="0.1945in" fo:margin-bottom="0in" loext:contextual-spacing="false" fo:line-height="100%"/>
    </style:style>
    <style:style style:name="P25" style:family="paragraph" style:parent-style-name="Standard" style:list-style-name="WWNum8">
      <style:paragraph-properties fo:margin-top="0.1945in" fo:margin-bottom="0in" loext:contextual-spacing="false" fo:line-height="100%"/>
    </style:style>
    <style:style style:name="P26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27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28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29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30" style:family="paragraph" style:parent-style-name="Standard" style:list-style-name="WWNum6">
      <style:paragraph-properties fo:margin-top="0in" fo:margin-bottom="0.1945in" loext:contextual-spacing="false" fo:line-height="100%"/>
    </style:style>
    <style:style style:name="P31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32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33" style:family="paragraph" style:parent-style-name="Standard" style:list-style-name="WWNum2">
      <style:paragraph-properties fo:margin-top="0in" fo:margin-bottom="0.1945in" loext:contextual-spacing="false" fo:line-height="100%"/>
    </style:style>
    <style:style style:name="P34" style:family="paragraph" style:parent-style-name="Standard" style:list-style-name="WWNum8">
      <style:paragraph-properties fo:margin-top="0in" fo:margin-bottom="0.1945in" loext:contextual-spacing="false" fo:line-height="100%"/>
    </style:style>
    <style:style style:name="P35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36" style:family="paragraph" style:parent-style-name="Standard">
      <loext:graphic-properties draw:fill="solid" draw:fill-color="#ffffff"/>
      <style:paragraph-properties fo:margin-left="0.25in" fo:margin-right="0in" fo:margin-top="0.1945in" fo:margin-bottom="0.1945in" loext:contextual-spacing="false" fo:line-height="100%" fo:text-indent="0in" style:auto-text-indent="false" fo:background-color="#ffffff"/>
    </style:style>
    <style:style style:name="P37" style:family="paragraph" style:parent-style-name="List_20_Paragraph">
      <loext:graphic-properties draw:fill="solid" draw:fill-color="#ffffff"/>
      <style:paragraph-properties fo:margin-top="0.1945in" fo:margin-bottom="0.1945in" loext:contextual-spacing="true" fo:line-height="100%" fo:background-color="#ffffff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color="#000000" style:font-name="Verdana"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color="#000000" style:font-name="Verdana" fo:font-size="11.5pt" style:font-size-asian="11.5pt" style:font-size-complex="11.5pt"/>
    </style:style>
    <style:style style:name="T3" style:family="text">
      <style:text-properties fo:color="#000000" style:font-name="Verdana" fo:font-size="11.5pt" style:text-underline-style="solid" style:text-underline-width="auto" style:text-underline-color="font-color" style:font-size-asian="11.5pt" style:font-size-complex="11.5pt"/>
    </style:style>
    <style:style style:name="T4" style:family="text">
      <style:text-properties fo:color="#000000" style:font-name="Verdana" fo:font-size="11.5pt" fo:font-style="italic" style:text-underline-style="solid" style:text-underline-width="auto" style:text-underline-color="font-color" style:font-size-asian="11.5pt" style:font-style-asian="italic" style:font-size-complex="11.5pt" style:font-style-complex="italic"/>
    </style:style>
    <style:style style:name="T5" style:family="text">
      <style:text-properties fo:color="#000000" style:font-name="Verdana" fo:font-size="11.5pt" fo:font-style="italic" style:font-size-asian="11.5pt" style:font-style-asian="italic" style:font-size-complex="11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.194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ECTION 1. QUESTIONS 1-10</text:span></text:p>
      <text:p text:style-name="P1"><text:span text:style-name="T1">Questions 1-5</text:span></text:p>
      <text:p text:style-name="P1"><text:span text:style-name="T2">Complete the information below. Write </text:span><text:span text:style-name="T1">NO MORE THAN TWO WORDS</text:span><text:span text:style-name="T2"> </text:span><text:span text:style-name="T1">AND/OR A NUMBER</text:span><text:span text:style-name="T2"> for each answer.</text:span></text:p>
      <text:p text:style-name="P1"><text:span text:style-name="T2"> 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2">City Library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span text:style-name="T3">Head Librarian</text:span></text:p>
          </table:table-cell>
          <table:table-cell table:style-name="Table1.A1" office:value-type="string">
            <text:p text:style-name="P4"><text:span text:style-name="T2">Example: </text:span><text:span text:style-name="T4">Mrs. Phillip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Hours</text:span></text:p>
          </table:table-cell>
          <table:table-cell table:style-name="Table1.A1" office:value-type="string">
            <text:p text:style-name="P4"><text:span text:style-name="T1">(1)</text:span><text:span text:style-name="T2"> </text:span><text:span text:style-name="T2"><draw:frame text:anchor-type="as-char" draw:z-index="0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to 4:3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Books</text:span></text:p>
            <text:p text:style-name="P4"><text:span text:style-name="T2">Ground floor</text:span></text:p>
            <text:p text:style-name="P4"><text:span text:style-name="T2">Second floor</text:span></text:p>
            <text:p text:style-name="P4"><text:span text:style-name="T2">Third floor</text:span></text:p>
          </table:table-cell>
          <table:table-cell table:style-name="Table1.A1" office:value-type="string">
            <text:p text:style-name="P4"><text:span text:style-name="T2"> </text:span></text:p>
            <text:p text:style-name="P4"><text:span text:style-name="T1">(2)</text:span><text:span text:style-name="T2"> </text:span><text:span text:style-name="T2"><draw:frame text:anchor-type="as-char" draw:z-index="1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  <text:p text:style-name="P4"><text:span text:style-name="T2">Adult collection</text:span></text:p>
            <text:p text:style-name="P4"><text:span text:style-name="T1">(3)</text:span><text:span text:style-name="T2"> </text:span><text:span text:style-name="T2"><draw:frame text:anchor-type="as-char" draw:z-index="2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Book carts</text:span></text:p>
            <text:p text:style-name="P4"><text:span text:style-name="T2">Brown cart</text:span></text:p>
            <text:p text:style-name="P4"><text:span text:style-name="T2">Black cart</text:span></text:p>
            <text:p text:style-name="P4"><text:span text:style-name="T2">White cart</text:span></text:p>
          </table:table-cell>
          <table:table-cell table:style-name="Table1.A1" office:value-type="string">
            <text:p text:style-name="P4"><text:span text:style-name="T2"> </text:span></text:p>
            <text:p text:style-name="P4"><text:span text:style-name="T2">books to re-shelve</text:span></text:p>
            <text:p text:style-name="P4"><text:span text:style-name="T2">books to</text:span><text:span text:style-name="T1"> (4)</text:span><text:span text:style-name="T2"> </text:span><text:span text:style-name="T2"><draw:frame text:anchor-type="as-char" draw:z-index="3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  <text:p text:style-name="P4"><text:span text:style-name="T2">books to </text:span><text:span text:style-name="T1">(5)</text:span><text:span text:style-name="T2"> </text:span><text:span text:style-name="T2"><draw:frame text:anchor-type="as-char" draw:z-index="4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</table:table>
      <text:p text:style-name="Standard"/>
      <text:p text:style-name="P1"><text:soft-page-break/><text:span text:style-name="T1">Questions 6-10</text:span></text:p>
      <text:p text:style-name="P1"><text:span text:style-name="T2">Complete the library schedule below.</text:span></text:p>
      <text:p text:style-name="P1"><text:span text:style-name="T2">Write </text:span><text:span text:style-name="T1">NO MORE THAN ONE WORD OR A NUMBER</text:span><text:span text:style-name="T2"> for each answer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Activity</text:span></text:p>
          </table:table-cell>
          <table:table-cell table:style-name="Table2.A1" office:value-type="string">
            <text:p text:style-name="P3"><text:span text:style-name="T2">Location</text:span></text:p>
          </table:table-cell>
          <table:table-cell table:style-name="Table2.A1" office:value-type="string">
            <text:p text:style-name="P3"><text:span text:style-name="T2">Day and Tim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Story Time</text:span></text:p>
            <text:p text:style-name="P4"><text:span text:style-name="T1">(7)</text:span><text:span text:style-name="T2"> </text:span><text:span text:style-name="T2"><draw:frame text:anchor-type="as-char" draw:z-index="5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  <text:p text:style-name="P4"><text:span text:style-name="T2">Lecture Series</text:span></text:p>
          </table:table-cell>
          <table:table-cell table:style-name="Table2.A1" office:value-type="string">
            <text:p text:style-name="P4"><text:span text:style-name="T2">Children's Room</text:span></text:p>
            <text:p text:style-name="P4"><text:span text:style-name="T2">Reference Room</text:span></text:p>
            <text:p text:style-name="P4"><text:span text:style-name="T1">(9)</text:span><text:span text:style-name="T2"> </text:span><text:span text:style-name="T2"><draw:frame text:anchor-type="as-char" draw:z-index="6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Room</text:span></text:p>
          </table:table-cell>
          <table:table-cell table:style-name="Table2.A1" office:value-type="string">
            <text:p text:style-name="P4"><text:span text:style-name="T1">(6)</text:span><text:span text:style-name="T2"> </text:span><text:span text:style-name="T2"><draw:frame text:anchor-type="as-char" draw:z-index="7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at 11:00</text:span></text:p>
            <text:p text:style-name="P4"><text:span text:style-name="T2">Saturday at </text:span><text:span text:style-name="T1">(8)</text:span><text:span text:style-name="T2"> </text:span><text:span text:style-name="T2"><draw:frame text:anchor-type="as-char" draw:z-index="8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  <text:p text:style-name="P4"><text:span text:style-name="T2">Friday at </text:span><text:span text:style-name="T1">(10)</text:span><text:span text:style-name="T2"> </text:span><text:span text:style-name="T2"><draw:frame text:anchor-type="as-char" draw:z-index="9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</table:table>
      <text:p text:style-name="Standard"/>
      <text:p text:style-name="Standard"/>
      <text:p text:style-name="P1"><text:span text:style-name="T1">SECTION 2. QUESTIONS 11-20</text:span></text:p>
      <text:p text:style-name="P1"><text:span text:style-name="T1">Questions 11-15</text:span></text:p>
      <text:p text:style-name="P1"><text:span text:style-name="T2">Choose </text:span><text:span text:style-name="T1">FIVE</text:span><text:span text:style-name="T2"> letters, A—I. Which </text:span><text:span text:style-name="T1">FIVE</text:span><text:span text:style-name="T2"> activities are available at Golden Lake<text:line-break/>Resort?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draw:frame text:anchor-type="as-char" draw:z-index="10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A</text:span><text:span text:style-name="T2"> swimming</text:span></text:p>
            <text:p text:style-name="P4"><draw:frame text:anchor-type="as-char" draw:z-index="11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В</text:span><text:span text:style-name="T2"> boating</text:span></text:p>
            <text:p text:style-name="P4"><draw:frame text:anchor-type="as-char" draw:z-index="12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С</text:span><text:span text:style-name="T2"> waterskiing</text:span></text:p>
            <text:p text:style-name="P4"><text:soft-page-break/><draw:frame text:anchor-type="as-char" draw:z-index="13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D</text:span><text:span text:style-name="T2"> fishing</text:span></text:p>
            <text:p text:style-name="P4"><draw:frame text:anchor-type="as-char" draw:z-index="14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E</text:span><text:span text:style-name="T2"> tennis</text:span></text:p>
          </table:table-cell>
          <table:table-cell table:style-name="Table3.A1" office:value-type="string">
            <text:p text:style-name="P4"><draw:frame text:anchor-type="as-char" draw:z-index="15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F</text:span><text:span text:style-name="T2"> golf</text:span></text:p>
            <text:p text:style-name="P4"><draw:frame text:anchor-type="as-char" draw:z-index="16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G</text:span><text:span text:style-name="T2"> horseback riding</text:span></text:p>
            <text:p text:style-name="P4"><text:soft-page-break/><draw:frame text:anchor-type="as-char" draw:z-index="17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H</text:span><text:span text:style-name="T2"> hiking</text:span></text:p>
            <text:p text:style-name="P4"><draw:frame text:anchor-type="as-char" draw:z-index="18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2"> </text:span><text:span text:style-name="T1">I</text:span><text:span text:style-name="T2"> arts and crafts</text:span></text:p>
          </table:table-cell>
        </table:table-row>
      </table:table>
      <text:p text:style-name="P1"><text:span text:style-name="T1">Questions 16-20</text:span></text:p>
      <text:p text:style-name="P1"><text:span text:style-name="T2">Complete the schedule below. Write </text:span><text:span text:style-name="T1">NO MORE THAN ONE WORD</text:span><text:span text:style-name="T2"> for each<text:line-break/>answer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3">Night</text:span></text:p>
          </table:table-cell>
          <table:table-cell table:style-name="Table4.A1" office:value-type="string">
            <text:p text:style-name="P3"><text:span text:style-name="T3">Activity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2">Sunday</text:span></text:p>
          </table:table-cell>
          <table:table-cell table:style-name="Table4.A1" office:value-type="string">
            <text:p text:style-name="P4"><text:span text:style-name="T1">(16)</text:span><text:span text:style-name="T2"> </text:span><text:span text:style-name="T2"><draw:frame text:anchor-type="as-char" draw:z-index="19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2">Monday</text:span></text:p>
          </table:table-cell>
          <table:table-cell table:style-name="Table4.A3" office:value-type="string">
            <text:p text:style-name="P4"><text:span text:style-name="T2">Dessert night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2">Tuesday</text:span></text:p>
          </table:table-cell>
          <table:table-cell table:style-name="Table4.A3" office:value-type="string">
            <text:p text:style-name="P4"><text:span text:style-name="T1">(17)</text:span><text:span text:style-name="T2"> </text:span><text:span text:style-name="T2"><draw:frame text:anchor-type="as-char" draw:z-index="20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night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2">Wednesday</text:span></text:p>
          </table:table-cell>
          <table:table-cell table:style-name="Table4.A3" office:value-type="string">
            <text:p text:style-name="P4"><text:span text:style-name="T1">(18)</text:span><text:span text:style-name="T2"> </text:span><text:span text:style-name="T2"><draw:frame text:anchor-type="as-char" draw:z-index="21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2">Thursday</text:span></text:p>
          </table:table-cell>
          <table:table-cell table:style-name="Table4.A3" office:value-type="string">
            <text:p text:style-name="P4"><text:span text:style-name="T1">(19)</text:span><text:span text:style-name="T2"> </text:span><text:span text:style-name="T2"><draw:frame text:anchor-type="as-char" draw:z-index="22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  <table:table-row table:style-name="Table4.1">
          <table:table-cell table:style-name="Table4.A3" office:value-type="string">
            <text:p text:style-name="P4"><text:span text:style-name="T2">Friday</text:span></text:p>
          </table:table-cell>
          <table:table-cell table:style-name="Table4.A3" office:value-type="string">
            <text:p text:style-name="P4"><text:span text:style-name="T2">Talent show</text:span></text:p>
          </table:table-cell>
        </table:table-row>
        <text:soft-page-break/>
        <table:table-row table:style-name="Table4.1">
          <table:table-cell table:style-name="Table4.A3" office:value-type="string">
            <text:p text:style-name="P4"><text:span text:style-name="T2">Saturday</text:span></text:p>
          </table:table-cell>
          <table:table-cell table:style-name="Table4.A3" office:value-type="string">
            <text:p text:style-name="P4"><text:span text:style-name="T1">(20)</text:span><text:span text:style-name="T2"> </text:span><text:span text:style-name="T2"><draw:frame text:anchor-type="as-char" draw:z-index="23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    </table:table-cell>
        </table:table-row>
      </table:table>
      <text:p text:style-name="Standard"/>
      <text:p text:style-name="P2"><text:span text:style-name="T1">SECTION 3. QUESTIONS 21-30</text:span></text:p>
      <text:p text:style-name="P7"/>
      <text:p text:style-name="P2"><text:span text:style-name="T1">Questions 21-23</text:span></text:p>
      <text:p text:style-name="P2"><text:span text:style-name="T2">Choose </text:span><text:span text:style-name="T1">THREE</text:span><text:span text:style-name="T2"> letters, A-F. Which </text:span><text:span text:style-name="T1">THREE</text:span><text:span text:style-name="T2"> things are the students required to<text:line-break/>submit to their professor?</text:span></text:p>
      <text:p text:style-name="P2"><draw:frame text:anchor-type="as-char" draw:z-index="24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A</text:span><text:span text:style-name="T2">  a written summary</text:span></text:p>
      <text:p text:style-name="P2"><draw:frame text:anchor-type="as-char" draw:z-index="25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В</text:span><text:span text:style-name="T2">  maps</text:span></text:p>
      <text:p text:style-name="P2"><draw:frame text:anchor-type="as-char" draw:z-index="26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С</text:span><text:span text:style-name="T2">  a case study</text:span></text:p>
      <text:p text:style-name="P2"><draw:frame text:anchor-type="as-char" draw:z-index="27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D</text:span><text:span text:style-name="T2">  charts and graphs</text:span></text:p>
      <text:p text:style-name="P2"><draw:frame text:anchor-type="as-char" draw:z-index="28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E</text:span><text:span text:style-name="T2">  a list of resources used</text:span></text:p>
      <text:p text:style-name="P2"><draw:frame text:anchor-type="as-char" draw:z-index="29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F</text:span><text:span text:style-name="T2">  a video</text:span></text:p>
      <text:p text:style-name="P17"/>
      <text:p text:style-name="P2"><text:span text:style-name="T1">Questions 24 and 25</text:span></text:p>
      <text:p text:style-name="P2"><text:span text:style-name="T2">Answer the questions by completing the gaps below. Write </text:span><text:span text:style-name="T1">NO MORE THAN THREE WORDS</text:span><text:span text:style-name="T2"> for each answer.</text:span></text:p>
      <text:p text:style-name="P2"><text:span text:style-name="T1">24</text:span><text:span text:style-name="T2">. What two sources of information will the students use when preparing their presentation?</text:span></text:p>
      <text:p text:style-name="P2"><text:soft-page-break/><draw:frame text:anchor-type="as-char" draw:z-index="30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text:span text:style-name="T2"> and </text:span><text:span text:style-name="T2"><draw:frame text:anchor-type="as-char" draw:z-index="31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/text:p>
      <text:p text:style-name="P2"><text:span text:style-name="T1">25.</text:span><text:span text:style-name="T2"> What will the students show during their presentation?</text:span></text:p>
      <text:p text:style-name="P2"><draw:frame text:anchor-type="as-char" draw:z-index="32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p>
      <text:p text:style-name="P17"/>
      <text:p text:style-name="P2"><text:span text:style-name="T1">Questions 26-30</text:span></text:p>
      <text:p text:style-name="P2"><text:span text:style-name="T2">Choose the correct letter, </text:span><text:span text:style-name="T1">A</text:span><text:span text:style-name="T2">, </text:span><text:span text:style-name="T1">B</text:span><text:span text:style-name="T2">, or </text:span><text:span text:style-name="T1">C</text:span><text:span text:style-name="T2"> to complete the speakers' advice.</text:span></text:p>
      <text:p text:style-name="P2"><text:span text:style-name="T2"> </text:span></text:p>
      <text:p text:style-name="P2"><text:span text:style-name="T1">26.</text:span><text:span text:style-name="T2"> Only rescue birds that are</text:span></text:p>
      <text:list xml:id="list1233317125" text:style-name="WWNum3">
        <text:list-item>
          <text:p text:style-name="P18"><draw:frame text:anchor-type="as-char" draw:z-index="33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all alone.</text:span></text:p>
        </text:list-item>
        <text:list-item>
          <text:p text:style-name="P8"><draw:frame text:anchor-type="as-char" draw:z-index="34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obviously hurt.</text:span></text:p>
        </text:list-item>
        <text:list-item>
          <text:p text:style-name="P27"><draw:frame text:anchor-type="as-char" draw:z-index="35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sitting on the ground.</text:span></text:p>
        </text:list-item>
      </text:list>
      <text:p text:style-name="P2"><text:span text:style-name="T2"> </text:span></text:p>
      <text:p text:style-name="P2"><text:span text:style-name="T1">27</text:span><text:span text:style-name="T2">. Protect yourself by wearing</text:span></text:p>
      <text:list xml:id="list2807532925" text:style-name="WWNum4">
        <text:list-item>
          <text:p text:style-name="P19"><draw:frame text:anchor-type="as-char" draw:z-index="36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gloves.</text:span></text:p>
        </text:list-item>
        <text:list-item>
          <text:p text:style-name="P9"><draw:frame text:anchor-type="as-char" draw:z-index="37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a hat.</text:span></text:p>
        </text:list-item>
        <text:list-item>
          <text:p text:style-name="P28"><draw:frame text:anchor-type="as-char" draw:z-index="38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protective glasses.</text:span></text:p>
        </text:list-item>
      </text:list>
      <text:p text:style-name="P2"><text:span text:style-name="T2"> </text:span></text:p>
      <text:p text:style-name="P2"><text:span text:style-name="T1">28.</text:span><text:span text:style-name="T2"> Put the bird in a</text:span></text:p>
      <text:list xml:id="list4085870092" text:style-name="WWNum5">
        <text:list-item>
          <text:p text:style-name="P20"><draw:frame text:anchor-type="as-char" draw:z-index="39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cage.</text:span></text:p>
        </text:list-item>
        <text:list-item>
          <text:p text:style-name="P10"><draw:frame text:anchor-type="as-char" draw:z-index="40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box.</text:span></text:p>
        </text:list-item>
        <text:list-item>
          <text:p text:style-name="P29"><text:soft-page-break/><draw:frame text:anchor-type="as-char" draw:z-index="41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bag.</text:span></text:p>
        </text:list-item>
      </text:list>
      <text:p text:style-name="P2"><text:span text:style-name="T2"> </text:span></text:p>
      <text:p text:style-name="P2"><text:span text:style-name="T1">29</text:span><text:span text:style-name="T2">. Keep the bird calm by</text:span></text:p>
      <text:list xml:id="list4287452107" text:style-name="WWNum6">
        <text:list-item>
          <text:p text:style-name="P21"><draw:frame text:anchor-type="as-char" draw:z-index="42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petting it.</text:span></text:p>
        </text:list-item>
        <text:list-item>
          <text:p text:style-name="P11"><draw:frame text:anchor-type="as-char" draw:z-index="43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talking to it.</text:span></text:p>
        </text:list-item>
        <text:list-item>
          <text:p text:style-name="P30"><draw:frame text:anchor-type="as-char" draw:z-index="44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leaving it alone.</text:span></text:p>
        </text:list-item>
      </text:list>
      <text:p text:style-name="P2"><text:span text:style-name="T2"> </text:span></text:p>
      <text:p text:style-name="P2"><text:span text:style-name="T1">30</text:span><text:span text:style-name="T2">. When transporting the bird,</text:span></text:p>
      <text:list xml:id="list3798582355" text:style-name="WWNum7">
        <text:list-item>
          <text:p text:style-name="P22"><draw:frame text:anchor-type="as-char" draw:z-index="45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speak quietly.</text:span></text:p>
        </text:list-item>
        <text:list-item>
          <text:p text:style-name="P12"><draw:frame text:anchor-type="as-char" draw:z-index="46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play music.</text:span></text:p>
        </text:list-item>
        <text:list-item>
          <text:p text:style-name="P31"><draw:frame text:anchor-type="as-char" draw:z-index="47" draw:style-name="gr1" draw:text-style-name="P38" svg:width="0.2815in" svg:height="0.2398in"><draw:image xlink:href="Pictures/100003A6000002E50000027B347F4C64E88E6C9F.wmf" xlink:type="simple" xlink:show="embed" xlink:actuate="onLoad"><text:p/></draw:image><draw:image xlink:href="Pictures/100002010000002A00000024AD8CD1CF5B16476A.png" xlink:type="simple" xlink:show="embed" xlink:actuate="onLoad"/></draw:frame><text:span text:style-name="T2"> drive very slowly.</text:span></text:p>
        </text:list-item>
      </text:list>
      <text:p text:style-name="P37"><text:span text:style-name="T1">Questions 31-33</text:span></text:p>
      <text:p text:style-name="P36"><text:span text:style-name="T5">Complete the information about the Great Barrier Reef.</text:span></text:p>
      <text:p text:style-name="P36"><text:span text:style-name="T2">Write </text:span><text:span text:style-name="T1">NO MORE THAN TWO WORDS</text:span><text:span text:style-name="T2"> for each answer.</text:span></text:p>
      <text:p text:style-name="P36"><text:span text:style-name="T2">The Great Barrier Reef is made up of 3,000 </text:span><text:span text:style-name="T1">(31)</text:span><text:span text:style-name="T2"> </text:span><text:span text:style-name="T2"><draw:frame text:anchor-type="as-char" draw:z-index="48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and 600 <text:line-break/></text:span><text:span text:style-name="T1">(32)</text:span><text:span text:style-name="T2"> </text:span><text:span text:style-name="T2"><draw:frame text:anchor-type="as-char" draw:z-index="49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. Over 400 kinds of </text:span><text:span text:style-name="T1">(33)</text:span><text:span text:style-name="T2"> </text:span><text:span text:style-name="T2"><draw:frame text:anchor-type="as-char" draw:z-index="50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span><text:span text:style-name="T2"> can be found there.</text:span></text:p>
      <text:p text:style-name="P1"><text:span text:style-name="T1">Questions 34-38</text:span></text:p>
      <text:p text:style-name="P1"><text:span text:style-name="T2">Choose </text:span><text:span text:style-name="T1">FIVE</text:span><text:span text:style-name="T2"> letters, </text:span><text:span text:style-name="T1">A-I</text:span><text:span text:style-name="T2">. Which </text:span><text:span text:style-name="T1">FIVE</text:span><text:span text:style-name="T2"> оf these binds of animals inhabiting the Great Barrier Reef are mentioned?</text:span></text:p>
      <text:p text:style-name="P36"><draw:frame text:anchor-type="as-char" draw:z-index="51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A </text:span><text:span text:style-name="T2">sharks</text:span></text:p>
      <text:p text:style-name="P36"><text:soft-page-break/><draw:frame text:anchor-type="as-char" draw:z-index="52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В </text:span><text:span text:style-name="T2">starfishes</text:span></text:p>
      <text:p text:style-name="P36"><draw:frame text:anchor-type="as-char" draw:z-index="53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С </text:span><text:span text:style-name="T2">seahorses</text:span></text:p>
      <text:p text:style-name="P36"><draw:frame text:anchor-type="as-char" draw:z-index="54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D </text:span><text:span text:style-name="T2">clams</text:span></text:p>
      <text:p text:style-name="P36"><draw:frame text:anchor-type="as-char" draw:z-index="55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E </text:span><text:span text:style-name="T2">whales</text:span></text:p>
      <text:p text:style-name="P36"><draw:frame text:anchor-type="as-char" draw:z-index="56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F </text:span><text:span text:style-name="T2">dolphins</text:span></text:p>
      <text:p text:style-name="P36"><draw:frame text:anchor-type="as-char" draw:z-index="57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G </text:span><text:span text:style-name="T2">sea turtles</text:span></text:p>
      <text:p text:style-name="P36"><draw:frame text:anchor-type="as-char" draw:z-index="58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H </text:span><text:span text:style-name="T2">crocodiles</text:span></text:p>
      <text:p text:style-name="P36"><draw:frame text:anchor-type="as-char" draw:z-index="59" draw:style-name="gr1" draw:text-style-name="P38" svg:width="0.2815in" svg:height="0.2398in"><draw:image xlink:href="Pictures/10000312000002E50000027B50A829AA25BF1EA1.wmf" xlink:type="simple" xlink:show="embed" xlink:actuate="onLoad"><text:p/></draw:image><draw:image xlink:href="Pictures/100002010000002A000000241BCD5BD3D927BF7D.png" xlink:type="simple" xlink:show="embed" xlink:actuate="onLoad"/></draw:frame><text:span text:style-name="T1">I </text:span><text:span text:style-name="T2">frogs</text:span></text:p>
      <text:p text:style-name="P37"><text:span text:style-name="T2"> </text:span></text:p>
      <text:p text:style-name="P1"><text:span text:style-name="T1">Questions 39 and 40</text:span></text:p>
      <text:p text:style-name="P1"><text:span text:style-name="T2">Answer the questions below. Write </text:span><text:span text:style-name="T1">NO MORE THAN THREE WORDS</text:span><text:span text:style-name="T2"> for each answer.</text:span></text:p>
      <text:p text:style-name="P36"><text:span text:style-name="T1">39. </text:span><text:span text:style-name="T2">What causes coral bleaching?</text:span></text:p>
      <text:p text:style-name="P36"><draw:frame text:anchor-type="as-char" draw:z-index="60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p>
      <text:p text:style-name="P36"><text:span text:style-name="T1">40.</text:span><text:span text:style-name="T2"> What has been one response to this problem?</text:span></text:p>
      <text:p text:style-name="P36"><draw:frame text:anchor-type="as-char" draw:z-index="61" draw:style-name="gr1" draw:text-style-name="P38" svg:width="1.0004in" svg:height="0.2504in"><draw:image xlink:href="Pictures/1000018800000A06000002955A38EABDB190E1AB.wmf" xlink:type="simple" xlink:show="embed" xlink:actuate="onLoad"><text:p/></draw:image><draw:image xlink:href="Pictures/1000020100000091000000252C2A43B2609C57EF.png" xlink:type="simple" xlink:show="embed" xlink:actuate="onLoad"/></draw:frame></text:p>
      <text:p text:style-name="P2"><text:span text:style-name="T1">ANSWERS</text:span></text:p>
      <text:p text:style-name="P2"><text:span text:style-name="T2">Each question correctly answered scores 1 mark. </text:span><text:span text:style-name="T1">Correct</text:span><text:span text:style-name="T2"> spelling is needed in all answers.</text:span></text:p>
      <text:p text:style-name="P2"><text:soft-page-break/><text:span text:style-name="T1">Section 1</text:span></text:p>
      <text:list xml:id="list912543430" text:style-name="WWNum1">
        <text:list-item>
          <text:p text:style-name="P23"><text:span text:style-name="T2">8:30 / 8:30 AM / eight thirty</text:span></text:p>
        </text:list-item>
        <text:list-item>
          <text:p text:style-name="P13"><text:span text:style-name="T2">Reference books</text:span></text:p>
        </text:list-item>
        <text:list-item>
          <text:p text:style-name="P13"><text:span text:style-name="T2">Children’s books</text:span></text:p>
        </text:list-item>
        <text:list-item>
          <text:p text:style-name="P13"><text:span text:style-name="T2">Be repaired / repair</text:span></text:p>
        </text:list-item>
        <text:list-item>
          <text:p text:style-name="P13"><text:span text:style-name="T2">Be sold / sell</text:span></text:p>
        </text:list-item>
        <text:list-item>
          <text:p text:style-name="P13"><text:span text:style-name="T2">Thursday</text:span></text:p>
        </text:list-item>
        <text:list-item>
          <text:p text:style-name="P13"><text:span text:style-name="T2">Movies</text:span></text:p>
        </text:list-item>
        <text:list-item>
          <text:p text:style-name="P13"><text:span text:style-name="T2">2:30 / 2:30 PM / 14:30</text:span></text:p>
        </text:list-item>
        <text:list-item>
          <text:p text:style-name="P13"><text:span text:style-name="T2">Meeting</text:span></text:p>
        </text:list-item>
        <text:list-item>
          <text:p text:style-name="P32"><text:span text:style-name="T2">6:30 / 6:30 PM / 18:30</text:span></text:p>
        </text:list-item>
      </text:list>
      <text:p text:style-name="P5"/>
      <text:p text:style-name="P2"><text:span text:style-name="T1">Section 2</text:span></text:p>
      <text:list xml:id="list1164844148" text:style-name="WWNum2">
        <text:list-item>
          <text:p text:style-name="P24"><text:span text:style-name="T2">A</text:span></text:p>
        </text:list-item>
        <text:list-item>
          <text:p text:style-name="P14"><text:span text:style-name="T2">B</text:span></text:p>
        </text:list-item>
        <text:list-item>
          <text:p text:style-name="P14"><text:span text:style-name="T2">D</text:span></text:p>
        </text:list-item>
        <text:list-item>
          <text:p text:style-name="P14"><text:span text:style-name="T2">G</text:span></text:p>
        </text:list-item>
        <text:list-item>
          <text:p text:style-name="P14"><text:span text:style-name="T2">I</text:span></text:p>
        </text:list-item>
        <text:list-item>
          <text:p text:style-name="P14"><text:span text:style-name="T2">Film</text:span></text:p>
        </text:list-item>
        <text:list-item>
          <text:p text:style-name="P14"><text:span text:style-name="T2">Discussion</text:span></text:p>
        </text:list-item>
        <text:list-item>
          <text:p text:style-name="P14"><text:span text:style-name="T2">Lectures</text:span></text:p>
        </text:list-item>
        <text:list-item>
          <text:p text:style-name="P14"><text:span text:style-name="T2">Games</text:span></text:p>
        </text:list-item>
        <text:list-item>
          <text:p text:style-name="P33"><text:span text:style-name="T2">Dance</text:span></text:p>
        </text:list-item>
      </text:list>
      <text:p text:style-name="P5"/>
      <text:p text:style-name="P2"><text:span text:style-name="T1">Section 3</text:span></text:p>
      <text:list xml:id="list751680393" text:style-name="WWNum8">
        <text:list-item>
          <text:p text:style-name="P25"><text:span text:style-name="T2">A</text:span></text:p>
        </text:list-item>
        <text:list-item>
          <text:p text:style-name="P15"><text:span text:style-name="T2">C</text:span></text:p>
        </text:list-item>
        <text:list-item>
          <text:p text:style-name="P15"><text:span text:style-name="T2">E</text:span></text:p>
        </text:list-item>
        <text:list-item>
          <text:p text:style-name="P15"><text:span text:style-name="T2">Interviews, journal articles</text:span></text:p>
        </text:list-item>
        <text:list-item>
          <text:p text:style-name="P15"><text:span text:style-name="T2">Photos (of birds)</text:span></text:p>
        </text:list-item>
        <text:list-item>
          <text:p text:style-name="P15"><text:span text:style-name="T2">B</text:span></text:p>
        </text:list-item>
        <text:list-item>
          <text:p text:style-name="P15"><text:span text:style-name="T2">A</text:span></text:p>
        </text:list-item>
        <text:list-item>
          <text:p text:style-name="P15"><text:span text:style-name="T2">B</text:span></text:p>
        </text:list-item>
        <text:list-item>
          <text:p text:style-name="P15"><text:span text:style-name="T2">C</text:span></text:p>
        </text:list-item>
        <text:list-item>
          <text:p text:style-name="P34"><text:span text:style-name="T2">A</text:span></text:p>
        </text:list-item>
      </text:list>
      <text:p text:style-name="P5"/>
      <text:p text:style-name="P2"><text:bookmark text:name="_GoBack"/><text:span text:style-name="T1">Section 4</text:span></text:p>
      <text:list xml:id="list1837697727" text:style-name="WWNum9">
        <text:list-item>
          <text:p text:style-name="P26"><text:span text:style-name="T2">Individual reefs/Coral reefs</text:span></text:p>
        </text:list-item>
        <text:list-item>
          <text:p text:style-name="P16"><text:span text:style-name="T2">Islands</text:span></text:p>
        </text:list-item>
        <text:list-item>
          <text:p text:style-name="P16"><text:soft-page-break/><text:span text:style-name="T2">Coral(s)</text:span></text:p>
        </text:list-item>
        <text:list-item>
          <text:p text:style-name="P16"><text:span text:style-name="T2">A</text:span></text:p>
        </text:list-item>
        <text:list-item>
          <text:p text:style-name="P16"><text:span text:style-name="T2">D</text:span></text:p>
        </text:list-item>
        <text:list-item>
          <text:p text:style-name="P16"><text:span text:style-name="T2">E</text:span></text:p>
        </text:list-item>
        <text:list-item>
          <text:p text:style-name="P16"><text:span text:style-name="T2">H</text:span></text:p>
        </text:list-item>
        <text:list-item>
          <text:p text:style-name="P16"><text:span text:style-name="T2">I</text:span></text:p>
        </text:list-item>
        <text:list-item>
          <text:p text:style-name="P16"><text:span text:style-name="T2">Rising sea temperatures</text:span></text:p>
        </text:list-item>
        <text:list-item>
          <text:p text:style-name="P35"><text:span text:style-name="T2">Shading the reef/Shading certain area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Times New Roman1" style:font-size-asian="11pt" style:language-asian="en" style:country-asian="GB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Times New Roman1" style:font-size-asian="11pt" style:language-asian="en" style:country-asian="GB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 John</meta:initial-creator>
    <dc:creator>Jayant John</dc:creator>
    <meta:editing-cycles>5</meta:editing-cycles>
    <meta:creation-date>2018-12-08T16:58:00</meta:creation-date>
    <dc:date>2018-12-08T17:13:00</dc:date>
    <meta:editing-duration>PT11M</meta:editing-duration>
    <meta:generator>LibreOffice/6.0.3.2$Windows_X86_64 LibreOffice_project/8f48d515416608e3a835360314dac7e47fd0b821</meta:generator>
    <meta:document-statistic meta:table-count="4" meta:image-count="0" meta:object-count="0" meta:page-count="9" meta:paragraph-count="180" meta:word-count="610" meta:character-count="3206" meta:non-whitespace-character-count="27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amzn:id" meta:value-type="string">f6c0cb92-1dfd-4bd6-8851-6f687966f915</meta:user-defined>
    <meta:template xlink:type="simple" xlink:actuate="onRequest" xlink:title="Normal" xlink:href=""/>
  </office:meta>
</office:document-meta>
</file>